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​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/>
      <style:text-properties fo:font-size="12pt"/>
    </style:style>
    <style:style style:name="U1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display-name="Enumerated List" style:family="paragraph" style:list-style-name="L4">
      <style:paragraph-properties/>
      <style:text-properties/>
    </style:style>
    <style:style style:name="U6" style:display-name="Alphabetical List" style:family="paragraph" style:list-style-name="L5">
      <style:paragraph-properties/>
      <style:text-properties/>
    </style:style>
    <style:style style:name="U7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pt" fo:margin-left="90pt" fo:margin-right="90pt" fo:margin-top="72pt" fo:page-height="840.96pt" fo:page-width="594.7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